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9320" officeooo:paragraph-rsid="00019320"/>
    </style:style>
    <style:style style:name="P3" style:family="paragraph" style:parent-style-name="Standard">
      <style:text-properties officeooo:rsid="000411de" officeooo:paragraph-rsid="000411de"/>
    </style:style>
    <style:style style:name="P4" style:family="paragraph" style:parent-style-name="Standard">
      <style:text-properties officeooo:rsid="0005e4a1" officeooo:paragraph-rsid="0005e4a1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18bf0" officeooo:paragraph-rsid="0009a277"/>
    </style:style>
    <style:style style:name="P8" style:family="paragraph" style:parent-style-name="Standard">
      <style:text-properties officeooo:rsid="000b947e" officeooo:paragraph-rsid="000b947e"/>
    </style:style>
    <style:style style:name="T1" style:family="text">
      <style:text-properties officeooo:rsid="0009a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2"><text:a xlink:type="simple" xlink:href="https://coderprog.com/java-programming-professional-engineer/" text:style-name="Internet_20_link" text:visited-style-name="Visited_20_Internet_20_Link">https://coderprog.com/java-programming-professional-engineer/</text:a></text:p>
      <text:p text:style-name="P3"><text:a xlink:type="simple" xlink:href="https://coderprog.com/projects-enterprise-java/" text:style-name="Internet_20_link" text:visited-style-name="Visited_20_Internet_20_Link">https://coderprog.com/projects-enterprise-java/</text:a></text:p>
      <text:p text:style-name="P4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4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8"><text:a xlink:type="simple" xlink:href="https://coderprog.com/moving-to-java-9/" text:style-name="Internet_20_link" text:visited-style-name="Visited_20_Internet_20_Link">https://coderprog.com/moving-to-java-9/</text:a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4-22T17:51:53.989423688</dc:date>
    <meta:editing-duration>PT2M1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" meta:character-count="396" meta:non-whitespace-character-count="396"/>
  </office:meta>
</office:document-meta>
</file>